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7eb3"/>
    </style:style>
    <style:style style:name="P2" style:family="paragraph" style:parent-style-name="Standard">
      <style:text-properties officeooo:rsid="001a7eb3" officeooo:paragraph-rsid="001a7eb3"/>
    </style:style>
    <style:style style:name="P3" style:family="paragraph" style:parent-style-name="Standard">
      <style:text-properties officeooo:rsid="001a7eb3" officeooo:paragraph-rsid="001c7778"/>
    </style:style>
    <style:style style:name="P4" style:family="paragraph" style:parent-style-name="Standard">
      <style:text-properties officeooo:rsid="001e24cc" officeooo:paragraph-rsid="001e24cc"/>
    </style:style>
    <style:style style:name="P5" style:family="paragraph" style:parent-style-name="Standard">
      <style:text-properties officeooo:rsid="001fa902" officeooo:paragraph-rsid="001fa902"/>
    </style:style>
    <style:style style:name="P6" style:family="paragraph" style:parent-style-name="Standard">
      <style:text-properties officeooo:rsid="0024bf45" officeooo:paragraph-rsid="0024bf45"/>
    </style:style>
    <style:style style:name="P7" style:family="paragraph" style:parent-style-name="Standard">
      <style:text-properties officeooo:rsid="0024bf45" officeooo:paragraph-rsid="0030d434"/>
    </style:style>
    <style:style style:name="P8" style:family="paragraph" style:parent-style-name="Standard">
      <style:text-properties officeooo:rsid="0024bf45" officeooo:paragraph-rsid="00372ded"/>
    </style:style>
    <style:style style:name="P9" style:family="paragraph" style:parent-style-name="Standard">
      <style:text-properties officeooo:paragraph-rsid="004a4cf5"/>
    </style:style>
    <style:style style:name="P10" style:family="paragraph" style:parent-style-name="Standard">
      <style:paragraph-properties fo:text-align="center" style:justify-single-word="false"/>
      <style:text-properties officeooo:paragraph-rsid="004a4cf5"/>
    </style:style>
    <style:style style:name="T1" style:family="text">
      <style:text-properties officeooo:rsid="001a7eb3"/>
    </style:style>
    <style:style style:name="T2" style:family="text">
      <style:text-properties officeooo:rsid="001c7778"/>
    </style:style>
    <style:style style:name="T3" style:family="text">
      <style:text-properties officeooo:rsid="001fa902"/>
    </style:style>
    <style:style style:name="T4" style:family="text">
      <style:text-properties officeooo:rsid="001fe6ab"/>
    </style:style>
    <style:style style:name="T5" style:family="text">
      <style:text-properties officeooo:rsid="0020f9b8"/>
    </style:style>
    <style:style style:name="T6" style:family="text">
      <style:text-properties officeooo:rsid="0022f3ca"/>
    </style:style>
    <style:style style:name="T7" style:family="text">
      <style:text-properties officeooo:rsid="00249fd0"/>
    </style:style>
    <style:style style:name="T8" style:family="text">
      <style:text-properties officeooo:rsid="002ffb0b"/>
    </style:style>
    <style:style style:name="T9" style:family="text">
      <style:text-properties officeooo:rsid="0030d434"/>
    </style:style>
    <style:style style:name="T10" style:family="text">
      <style:text-properties officeooo:rsid="0036a950"/>
    </style:style>
    <style:style style:name="T11" style:family="text">
      <style:text-properties officeooo:rsid="0039feaa"/>
    </style:style>
    <style:style style:name="T12" style:family="text">
      <style:text-properties officeooo:rsid="003a5eac"/>
    </style:style>
    <style:style style:name="T13" style:family="text">
      <style:text-properties officeooo:rsid="003a7864"/>
    </style:style>
    <style:style style:name="T14" style:family="text">
      <style:text-properties officeooo:rsid="003f850d"/>
    </style:style>
    <style:style style:name="T15" style:family="text">
      <style:text-properties officeooo:rsid="0044de74"/>
    </style:style>
    <style:style style:name="T16" style:family="text">
      <style:text-properties officeooo:rsid="00460817"/>
    </style:style>
    <style:style style:name="T17" style:family="text">
      <style:text-properties officeooo:rsid="00475a9c"/>
    </style:style>
    <style:style style:name="T18" style:family="text">
      <style:text-properties officeooo:rsid="004a4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lexander Shah</text:p>
      <text:p text:style-name="P10">Homework 5: More on Lists</text:p>
      <text:p text:style-name="P10">EN.605.202.81 Section 84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1.</text:p>
      <text:p text:style-name="P1"/>
      <text:p text:style-name="P1"><text:span text:style-name="T1">//If we consider items contain data, and pointers to previous and next, we can implement a deque as follows.</text:span></text:p>
      <text:p text:style-name="P2"/>
      <text:p text:style-name="P2">Define left, right = deque.head, deque.tail</text:p>
      <text:p text:style-name="P2"/>
      <text:p text:style-name="P2">Method InsertLeft(item):</text:p>
      <text:p text:style-name="P2"><text:s text:c="4"/>//<text:span text:style-name="T4">an empty left item means list is empty, left and right are the same</text:span></text:p>
      <text:p text:style-name="P2"><text:s text:c="4"/>if left == null:</text:p>
      <text:p text:style-name="P2"><text:s text:c="8"/>left = item</text:p>
      <text:p text:style-name="P2"><text:s text:c="8"/>right = item</text:p>
      <text:p text:style-name="P2"><text:s text:c="4"/>else:</text:p>
      <text:p text:style-name="P2"><text:s text:c="8"/>//<text:span text:style-name="T4">otherwise insert item </text:span><text:span text:style-name="T18">and move pointers</text:span></text:p>
      <text:p text:style-name="P2"><text:s text:c="8"/>item.next = left</text:p>
      <text:p text:style-name="P2"><text:s text:c="8"/>left.prev = item</text:p>
      <text:p text:style-name="P2"><text:s text:c="8"/>left = item</text:p>
      <text:p text:style-name="P2"/>
      <text:p text:style-name="P2">Method DeleteRight(item):</text:p>
      <text:p text:style-name="P2"><text:s text:c="4"/>//<text:span text:style-name="T5">remove if found</text:span></text:p>
      <text:p text:style-name="P3"><text:s text:c="4"/><text:span text:style-name="T2">if right != null:</text:span></text:p>
      <text:p text:style-name="P3"><text:s text:c="8"/>//<text:span text:style-name="T5">single element </text:span></text:p>
      <text:p text:style-name="P3"><text:s text:c="8"/><text:span text:style-name="T2">if right == left:</text:span></text:p>
      <text:p text:style-name="P3"><text:s text:c="16"/><text:span text:style-name="T2">right = null</text:span></text:p>
      <text:p text:style-name="P3"><text:s text:c="16"/><text:span text:style-name="T2">left = null</text:span></text:p>
      <text:p text:style-name="P3"><text:s text:c="8"/><text:span text:style-name="T2">else:</text:span></text:p>
      <text:p text:style-name="P3"><text:s text:c="12"/>//<text:span text:style-name="T5">adjust pointers </text:span><text:span text:style-name="T6">to remove item</text:span></text:p>
      <text:p text:style-name="P3"><text:s text:c="12"/><text:span text:style-name="T2">right = right.prev</text:span></text:p>
      <text:p text:style-name="P3"><text:s text:c="12"/><text:span text:style-name="T2">right.next = null</text:span></text:p>
      <text:p text:style-name="Standard"/>
      <text:p text:style-name="P1">2.</text:p>
      <text:p text:style-name="P1"/>
      <text:p text:style-name="Standard">//<text:span text:style-name="T14">Implementing a deque as a doubly-linked circular list with a dummy header</text:span></text:p>
      <text:p text:style-name="Standard"/>
      <text:p text:style-name="Standard">// <text:span text:style-name="T3">header – items – tail</text:span></text:p>
      <text:p text:style-name="P4">Method InsertRight(item):</text:p>
      <text:p text:style-name="P4"><text:s text:c="4"/>// <text:span text:style-name="T3">wrap around the list by pointing item’s previous to header’s previous</text:span></text:p>
      <text:p text:style-name="P4"><text:s text:c="4"/><text:span text:style-name="T3">item.prev = header.prev</text:span></text:p>
      <text:p text:style-name="P5"><text:s text:c="4"/>item.next = header</text:p>
      <text:p text:style-name="P5"><text:s text:c="4"/>// adjust header</text:p>
      <text:p text:style-name="P5"><text:s text:c="4"/>header.prev.next = item</text:p>
      <text:p text:style-name="P5"><text:s text:c="4"/>header.prev = item</text:p>
      <text:p text:style-name="P4"/>
      <text:p text:style-name="P4">Method DeleteLeft(item):</text:p>
      <text:p text:style-name="P4"><text:s text:c="4"/>//<text:span text:style-name="T7">if not empty</text:span></text:p>
      <text:p text:style-name="P4"><text:s text:c="4"/><text:span text:style-name="T7">if header.next != header:</text:span></text:p>
      <text:p text:style-name="P4"><text:s text:c="8"/>//<text:span text:style-name="T7">rearrange pointers to remove the item</text:span></text:p>
      <text:p text:style-name="Standard"><text:s text:c="8"/><text:span text:style-name="T7">header.next = header.next.next</text:span></text:p>
      <text:p text:style-name="Standard"><text:s text:c="8"/><text:span text:style-name="T7">header.next.prev = header</text:span></text:p>
      <text:p text:style-name="P1"><text:soft-page-break/>3.</text:p>
      <text:p text:style-name="Standard"/>
      <text:p text:style-name="P6">//In order to implement a hybrid structure to handle multiple stacks and queues in a single array, we need an array of a sufficient size to hold the elements in all structures, a <text:span text:style-name="T9">stack</text:span> to keep track of free spaces, and <text:span text:style-name="T8">methods to handle assignment and cleanup of space usage. </text:span><text:span text:style-name="T10">Then we need to keep track of head and tail pointers for our structures and define methods for adding and removing elements from them.</text:span></text:p>
      <text:p text:style-name="P6"/>
      <text:p text:style-name="P7">Define size as available array space</text:p>
      <text:p text:style-name="P7">Define array as List[size]</text:p>
      <text:p text:style-name="P7">Define free_list as Stack</text:p>
      <text:p text:style-name="P7"/>
      <text:p text:style-name="P7">// Initialize available space and the free list</text:p>
      <text:p text:style-name="P7">for i from 0 to size - 1:</text:p>
      <text:p text:style-name="P7"><text:s text:c="4"/>array[i].data = null</text:p>
      <text:p text:style-name="P7"><text:s text:c="4"/>array[i].next = i + 1</text:p>
      <text:p text:style-name="P7"><text:s text:c="4"/>free_list.push(i)</text:p>
      <text:p text:style-name="P7"/>
      <text:p text:style-name="P7">AllocateSpace():</text:p>
      <text:p text:style-name="P8"><text:s text:c="4"/>//Return the next available space</text:p>
      <text:p text:style-name="P7"><text:s text:c="4"/>if not free_list.is_empty():</text:p>
      <text:p text:style-name="P7"><text:s text:c="8"/>return free_list.pop() <text:s/></text:p>
      <text:p text:style-name="P7"><text:s text:c="4"/>else:</text:p>
      <text:p text:style-name="P7"><text:s text:c="8"/>return -1</text:p>
      <text:p text:style-name="P7"/>
      <text:p text:style-name="P7">DeallocateSpace(index):</text:p>
      <text:p text:style-name="P8"><text:s text:c="4"/>//Reset data and pointer</text:p>
      <text:p text:style-name="P7"><text:s text:c="4"/>array[index].data = null</text:p>
      <text:p text:style-name="P7"><text:s text:c="4"/>array[index].next = -1</text:p>
      <text:p text:style-name="P8"><text:s text:c="4"/></text:p>
      <text:p text:style-name="P8"><text:s text:c="4"/>//Put the index on the free list</text:p>
      <text:p text:style-name="P7"><text:s text:c="4"/>free_list.push(index) <text:s/></text:p>
      <text:p text:style-name="P7"/>
      <text:p text:style-name="P7">Insert(item):</text:p>
      <text:p text:style-name="P7"><text:s text:c="4"/>index = AllocateSpace()</text:p>
      <text:p text:style-name="P7"/>
      <text:p text:style-name="P7"><text:s text:c="4"/>if index != -1:</text:p>
      <text:p text:style-name="P7"><text:s text:c="8"/>array[index].data = item.data</text:p>
      <text:p text:style-name="P7"><text:s text:c="8"/>array[index].next = item.next </text:p>
      <text:p text:style-name="P7"/>
      <text:p text:style-name="P7">Delete(index):</text:p>
      <text:p text:style-name="P7"><text:s text:c="4"/>if index &gt;= 0 and index &lt; size:</text:p>
      <text:p text:style-name="P7"><text:s text:c="8"/>DeallocateSpace(index)</text:p>
      <text:p text:style-name="P7"/>
      <text:p text:style-name="P7">//Define data structures for multiple stacks and queues</text:p>
      <text:p text:style-name="P7">Define num as the number of stacks and queues</text:p>
      <text:p text:style-name="P7">Define stacks as List[num]</text:p>
      <text:p text:style-name="P7">Define queues as List[num]</text:p>
      <text:p text:style-name="P7"/>
      <text:p text:style-name="P7"><text:soft-page-break/>//Initialize stack and queue <text:span text:style-name="T12">pointers</text:span></text:p>
      <text:p text:style-name="P7">for i from 0 to num-1:</text:p>
      <text:p text:style-name="P7"><text:s text:c="4"/>stacks[i].<text:span text:style-name="T13">head</text:span> = -1</text:p>
      <text:p text:style-name="P7"><text:s text:c="4"/>queues[i].<text:span text:style-name="T11">head</text:span> = i * (size // num)</text:p>
      <text:p text:style-name="P7"><text:s text:c="4"/>queues[i].<text:span text:style-name="T11">tail</text:span> = i * (size // num)</text:p>
      <text:p text:style-name="P7"/>
      <text:p text:style-name="P7">Push(stack_num, item):</text:p>
      <text:p text:style-name="P7"><text:s text:c="4"/>index = AllocateSpace()</text:p>
      <text:p text:style-name="P7"><text:s text:c="4"/>if index != -1:</text:p>
      <text:p text:style-name="P7"><text:s text:c="8"/>// Get the <text:span text:style-name="T17">prev </text:span>item's index</text:p>
      <text:p text:style-name="P7"><text:s text:c="8"/>prev_index = stacks[stack_num].head</text:p>
      <text:p text:style-name="P7"/>
      <text:p text:style-name="P7"><text:s text:c="8"/>// Update the new item's next pointer to the previous item</text:p>
      <text:p text:style-name="P7"><text:s text:c="8"/>array[index].next = prev_index</text:p>
      <text:p text:style-name="P7"/>
      <text:p text:style-name="P7"><text:s text:c="8"/>// Update the head to the new item</text:p>
      <text:p text:style-name="P7"><text:s text:c="8"/>stacks[stack_num].head = index</text:p>
      <text:p text:style-name="P7"/>
      <text:p text:style-name="P7"><text:s text:c="8"/>array[index].data = item.data</text:p>
      <text:p text:style-name="P7"/>
      <text:p text:style-name="P7">Pop(stack_num):</text:p>
      <text:p text:style-name="P7"><text:s text:c="4"/>head = stacks[stack_num].head</text:p>
      <text:p text:style-name="P7"><text:s text:c="4"/>if head != -1:</text:p>
      <text:p text:style-name="P7"><text:s text:c="8"/>data = array[head].data</text:p>
      <text:p text:style-name="P7"><text:s text:c="8"/>index = array[head].next</text:p>
      <text:p text:style-name="P7"/>
      <text:p text:style-name="P7"><text:s text:c="8"/>// Update the head to the next item</text:p>
      <text:p text:style-name="P7"><text:s text:c="8"/>stacks[stack_num].head = index</text:p>
      <text:p text:style-name="P7"/>
      <text:p text:style-name="P7"><text:s text:c="8"/>DeallocateSpace(head)</text:p>
      <text:p text:style-name="P7"><text:s text:c="8"/>return data</text:p>
      <text:p text:style-name="P7"/>
      <text:p text:style-name="P7">Enqueue(queue_num, item):</text:p>
      <text:p text:style-name="P7"><text:s text:c="4"/>index = AllocateSpace()</text:p>
      <text:p text:style-name="P7"><text:s text:c="4"/>if index != -1:</text:p>
      <text:p text:style-name="P7"><text:s text:c="8"/>last_index = queues[queue_num].tail</text:p>
      <text:p text:style-name="P7"/>
      <text:p text:style-name="P7"><text:s text:c="8"/>// Update the last item's next pointer to the new item</text:p>
      <text:p text:style-name="P7"><text:s text:c="8"/>array[last_index].next = index</text:p>
      <text:p text:style-name="P7"/>
      <text:p text:style-name="P7"><text:s text:c="8"/>// Update the tail</text:p>
      <text:p text:style-name="P7"><text:s text:c="8"/>queues[queue_num].tail = index</text:p>
      <text:p text:style-name="P7"/>
      <text:p text:style-name="P7"><text:s text:c="8"/>array[index].data = item.data</text:p>
      <text:p text:style-name="P7"><text:s text:c="8"/>array[index].next = -1 </text:p>
      <text:p text:style-name="P7"/>
      <text:p text:style-name="P7">Dequeue(queue_num):</text:p>
      <text:p text:style-name="P7"><text:s text:c="4"/>head = queues[queue_num].head</text:p>
      <text:p text:style-name="P7"><text:s text:c="4"/>if head &lt; queues[queue_num].tail:</text:p>
      <text:p text:style-name="P7"><text:soft-page-break/><text:s text:c="8"/>data = array[head].data</text:p>
      <text:p text:style-name="P7"><text:s text:c="8"/>index = array[head].next</text:p>
      <text:p text:style-name="P7"><text:s text:c="8"/>queues[queue_num].head = index</text:p>
      <text:p text:style-name="P7"><text:s text:c="8"/>DeallocateSpace(head)</text:p>
      <text:p text:style-name="P7"><text:s text:c="8"/>return da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39:05.132000000</meta:creation-date>
    <dc:date>2023-10-09T17:41:32.258000000</dc:date>
    <meta:editing-duration>PT3H2M1S</meta:editing-duration>
    <meta:editing-cycles>53</meta:editing-cycles>
    <meta:generator>LibreOffice/7.6.1.2$Windows_X86_64 LibreOffice_project/f5defcebd022c5bc36bbb79be232cb6926d8f674</meta:generator>
    <meta:document-statistic meta:table-count="0" meta:image-count="0" meta:object-count="0" meta:page-count="5" meta:paragraph-count="120" meta:word-count="535" meta:character-count="3983" meta:non-whitespace-character-count="2998"/>
  </office:meta>
</office:document-meta>
</file>